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543in"/>
    </style:style>
    <style:style style:name="co2" style:family="table-column">
      <style:table-column-properties fo:break-before="auto" style:column-width="5.2102in"/>
    </style:style>
    <style:style style:name="co3" style:family="table-column">
      <style:table-column-properties fo:break-before="auto" style:column-width="5.6819in"/>
    </style:style>
    <style:style style:name="co4" style:family="table-column">
      <style:table-column-properties fo:break-before="auto" style:column-width="5.692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7945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number-columns-repeated="16380"/>
        </table:table-row>
        <table:table-row table:style-name="ro2">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number-columns-repeated="16380"/>
        </table:table-row>
        <table:table-row table:style-name="ro2">
          <table:table-cell office:value-type="string" calcext:value-type="string">
            <text:p>expertise</text:p>
          </table:table-cell>
          <table:table-cell office:value-type="string" calcext:value-type="string">
            <text:p>Physicist, Developer</text:p>
          </table:table-cell>
          <table:table-cell office:value-type="string" calcext:value-type="string">
            <text:p>Physiker:in, Softwarentwickler:in</text:p>
          </table:table-cell>
          <table:table-cell office:value-type="string" calcext:value-type="string">
            <text:p>物理学家、编码员</text:p>
          </table:table-cell>
          <table:table-cell table:number-columns-repeated="16380"/>
        </table:table-row>
        <table:table-row table:style-name="ro2">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in, Hobbyfotograf:in</text:p>
          </table:table-cell>
          <table:table-cell office:value-type="string" calcext:value-type="string">
            <text:p>语言、摄影爱好者</text:p>
          </table:table-cell>
          <table:table-cell table:number-columns-repeated="16380"/>
        </table:table-row>
        <table:table-row table:style-name="ro2">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number-columns-repeated="16380"/>
        </table:table-row>
        <table:table-row table:style-name="ro2">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number-columns-repeated="16380"/>
        </table:table-row>
        <table:table-row table:style-name="ro2">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number-columns-repeated="16380"/>
        </table:table-row>
        <table:table-row table:style-name="ro2">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number-columns-repeated="16380"/>
        </table:table-row>
        <table:table-row table:style-name="ro2">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number-columns-repeated="16380"/>
        </table:table-row>
        <table:table-row table:style-name="ro3">
          <table:table-cell office:value-type="string" calcext:value-type="string">
            <text:p>welcome</text:p>
          </table:table-cell>
          <table:table-cell office:value-type="string" calcext:value-type="string">
            <text:p>Thanks for dropping by! I am a physicist, a programmer and generally a hands-on kinda person. My current field of interest lies in quantum optics and quantum informati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Aktuell beschäftige ich mich sehr viel in die Richtung Quantenoptik und Quanteninformation.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number-columns-repeated="16380"/>
        </table:table-row>
        <table:table-row table:style-name="ro2">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number-columns-repeated="16380"/>
        </table:table-row>
        <table:table-row table:style-name="ro4">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number-columns-repeated="16380"/>
        </table:table-row>
        <table:table-row table:style-name="ro6">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r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number-columns-repeated="16380"/>
        </table:table-row>
        <table:table-row table:style-name="ro7">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number-columns-repeated="16380"/>
        </table:table-row>
        <table:table-row table:style-name="ro2">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number-columns-repeated="16380"/>
        </table:table-row>
        <table:table-row table:style-name="ro2">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number-columns-repeated="16380"/>
        </table:table-row>
        <table:table-row table:style-name="ro2">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number-columns-repeated="16380"/>
        </table:table-row>
        <table:table-row table:style-name="ro8">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number-columns-repeated="16380"/>
        </table:table-row>
        <table:table-row table:style-name="ro2">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number-columns-repeated="16380"/>
        </table:table-row>
        <table:table-row table:style-name="ro3">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number-columns-repeated="16380"/>
        </table:table-row>
        <table:table-row table:style-name="ro1" table:number-rows-repeated="104855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5T20:11:51.650054196</dc:date>
    <meta:editing-duration>PT2H46M32S</meta:editing-duration>
    <meta:editing-cycles>37</meta:editing-cycles>
    <meta:generator>LibreOffice/7.4.4.2$Linux_X86_64 LibreOffice_project/40$Build-2</meta:generator>
    <meta:document-statistic meta:table-count="1" meta:cell-count="84" meta:object-count="0"/>
  </office:meta>
</office:document-meta>
</file>